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ad427" draw:fill="solid" draw:fill-color="#1ad427" draw:textarea-horizontal-align="justify" draw:textarea-vertical-align="middle" draw:auto-grow-height="false" fo:min-height="0.616cm" fo:min-width="0.367cm" style:writing-mode="lr-tb" loext:decorative="false"/>
      <style:paragraph-properties style:writing-mode="lr-tb"/>
    </style:style>
    <style:style style:name="gr2" style:family="graphic" style:parent-style-name="standard">
      <style:graphic-properties draw:stroke="dash" draw:stroke-dash="Dot" svg:stroke-color="#1ad427" draw:fill="solid" draw:fill-color="#1ad427" draw:textarea-horizontal-align="justify" draw:textarea-vertical-align="middle" draw:auto-grow-height="false" fo:min-height="0.158cm" fo:min-width="0.055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9cm" fo:min-width="0cm" loext:decorative="false"/>
      <style:paragraph-properties style:writing-mode="lr-tb"/>
    </style:style>
    <style:style style:name="P1" style:family="paragraph">
      <loext:graphic-properties draw:fill="solid" draw:fill-color="#1ad427"/>
      <style:paragraph-properties fo:text-align="center" style:writing-mode="lr-tb"/>
    </style:style>
    <style:style style:name="P2" style:family="paragraph">
      <loext:graphic-properties draw:fill="solid" draw:fill-color="#1ad427"/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25cm" svg:height="1.224cm" draw:transform="rotate (0.0654498469497874) translate (-0.014cm 0.05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1cm" svg:height="1.224cm" svg:x="0.082cm" svg:y="0.878cm">
          <text:p/>
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59.315589353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3" draw:layer="layout" svg:width="0.925cm" svg:height="1.119cm" svg:x="0.132cm" svg:y="0.184cm">
          <draw:text-box>
            <text:p><text:span text:style-name="T1">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.27cm" fo:page-height="2.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ansli Hurrlibutz</meta:initial-creator>
    <meta:creation-date>2025-05-03T08:40:50.876057086</meta:creation-date>
    <dc:date>2025-05-03T09:36:44.233902361</dc:date>
    <dc:creator>Hansli Hurrlibutz</dc:creator>
    <meta:editing-duration>PT36M30S</meta:editing-duration>
    <meta:editing-cycles>7</meta:editing-cycles>
    <meta:generator>LibreOffice/24.2.7.2$Linux_X86_64 LibreOffice_project/420$Build-2</meta:generator>
    <meta:document-statistic meta:object-count="3"/>
  </office:meta>
</office:document-meta>
</file>